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2" style:family="paragraph" style:parent-style-name="Standard" style:list-style-name="L1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3" style:family="paragraph" style:parent-style-name="Standard" style:list-style-name="L1">
      <style:text-properties style:use-window-font-color="true" style:font-name="Arial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14" style:family="paragraph" style:parent-style-name="Standard" style:list-style-name="L1">
      <style:text-properties fo:font-variant="normal" fo:text-transform="none" style:use-window-font-color="true" style:font-name="Arial" fo:font-size="11pt" fo:letter-spacing="normal" fo:font-style="normal" fo:font-weight="normal" style:font-name-asian="Helvetica" style:font-size-asian="11pt" style:font-style-asian="normal" style:font-name-complex="Helvetica" style:font-size-complex="11pt" style:font-style-complex="normal"/>
    </style:style>
    <style:style style:name="P15" style:family="paragraph" style:parent-style-name="Standard" style:list-style-name="L2">
      <style:text-properties style:font-name="Arial" fo:font-size="11pt" fo:font-style="normal" style:font-size-asian="11pt" style:font-style-asian="normal" style:font-size-complex="11pt" style:font-style-complex="normal"/>
    </style:style>
    <style:style style:name="P16" style:family="paragraph" style:parent-style-name="Standard" style:list-style-name="L3">
      <style:text-properties style:font-name="Arial" fo:font-size="11pt" fo:font-style="normal" style:font-size-asian="11pt" style:font-style-asian="normal" style:font-size-complex="11pt" style:font-style-complex="normal"/>
    </style:style>
    <style:style style:name="P17" style:family="paragraph" style:parent-style-name="Standard" style:list-style-name="L4">
      <style:text-properties style:font-name="Arial" fo:font-size="11pt" style:font-size-asian="11pt" style:font-size-complex="11pt"/>
    </style:style>
    <style:style style:name="P18" style:family="paragraph" style:parent-style-name="Standard" style:list-style-name="L5">
      <style:text-properties style:font-name="Arial" fo:font-size="11pt" style:font-size-asian="11pt" style:font-size-complex="11pt"/>
    </style:style>
    <style:style style:name="P19" style:family="paragraph" style:parent-style-name="Standard" style:list-style-name="L6">
      <style:text-properties style:font-name="Arial" fo:font-size="11pt" style:font-size-asian="11pt" style:font-size-complex="11pt"/>
    </style:style>
    <style:style style:name="P20" style:family="paragraph" style:parent-style-name="Standard" style:list-style-name="L7">
      <style:text-properties style:font-name="Arial" fo:font-size="11pt" style:font-size-asian="11pt" style:font-size-complex="11pt"/>
    </style:style>
    <style:style style:name="P21" style:family="paragraph" style:parent-style-name="Standard" style:list-style-name="L8">
      <style:text-properties style:font-name="Arial" fo:font-size="11pt" style:font-size-asian="11pt" style:font-size-complex="11pt"/>
    </style:style>
    <style:style style:name="P22" style:family="paragraph" style:parent-style-name="Standard" style:list-style-name="L9"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7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8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style:text-underline-style="none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0">http://stevenwilkin.com</text:span></text:a></text:p>
      <text:p text:style-name="P11">github: http://github.com/stevenwilkin</text:p>
      <text:p text:style-name="P9"><text:span text:style-name="T6">blog: <text:s text:c="3"/></text:span><text:a xlink:type="simple" xlink:href="http://sickbiscuit.com/blog/"><text:span text:style-name="T7">http://sickbiscuit.com/blog/</text:span></text:a></text:p>
      <text:p text:style-name="P4"/>
      <text:p text:style-name="P4">Experience</text:p>
      <text:p text:style-name="P8"/>
      <text:p text:style-name="P3"><text:span text:style-name="T8">August 2012 - Present</text:span><text:span text:style-name="T9"><text:tab/><text:tab/><text:tab/></text:span><text:span text:style-name="T8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39461408" text:style-name="L1">
        <text:list-item>
          <text:p text:style-name="P13">contracted to deliver web application and API development</text:p>
        </text:list-item>
        <text:list-item>
          <text:p text:style-name="P14">Ruby scripting language and Rails and Sinatra frameworks</text:p>
        </text:list-item>
        <text:list-item>
          <text:p text:style-name="P12">Postgres, MongoDB and Redis databases</text:p>
        </text:list-item>
        <text:list-item>
          <text:p text:style-name="P12">Test and Behaviour Driven Development using RSpec, Cucumber and Steak</text:p>
        </text:list-item>
        <text:list-item>
          <text:p text:style-name="P12">CocoaTouch and Objective-C development for iOS app, testing with OCUnit and OCMock</text:p>
        </text:list-item>
        <text:list-item>
          <text:p text:style-name="P12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60464615" text:continue-numbering="true" text:style-name="L1">
        <text:list-item>
          <text:p text:style-name="P13">contracted to deliver web application and API development</text:p>
        </text:list-item>
        <text:list-item>
          <text:p text:style-name="P13">Ruby scripting language and Rails and Sinatra frameworks</text:p>
        </text:list-item>
        <text:list-item>
          <text:p text:style-name="P13">MongoDB and Redis non-relational databases (NoSQL)</text:p>
        </text:list-item>
        <text:list-item>
          <text:p text:style-name="P13">Test Driven Development (TDD) using RSpec and Test::Unit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1091983145" text:style-name="L2">
        <text:list-item>
          <text:p text:style-name="P15">contracted to develop a business intelligence application built on top of Google Analytics</text:p>
        </text:list-item>
        <text:list-item>
          <text:p text:style-name="P15">API access and data manipulation undertaken with Ruby</text:p>
        </text:list-item>
        <text:list-item>
          <text:p text:style-name="P15">web interface developed with Rails framework, Highcharts library used for charting</text:p>
        </text:list-item>
        <text:list-item>
          <text:p text:style-name="P15">unit testing with RSpec, persistance with MySQL, source control with Git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634228519" text:style-name="L3">
        <text:list-item>
          <text:p text:style-name="P16">contracted to deliver web application development</text:p>
        </text:list-item>
        <text:list-item>
          <text:p text:style-name="P16">PHP scripting language with CodeIgniter framework and JavaScript/jQuery</text:p>
        </text:list-item>
        <text:list-item>
          <text:p text:style-name="P16">MySQL for persistence and hosted on Linux (CentOS)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1586136538" text:style-name="L4">
        <text:list-item>
          <text:p text:style-name="P17">contracted to deliver application development in a touch-screen mobile Linux environment</text:p>
        </text:list-item>
        <text:list-item>
          <text:p text:style-name="P17">developed GUI applications with JavaScript running on the SpiderMonkey interpreter</text:p>
        </text:list-item>
        <text:list-item>
          <text:p text:style-name="P17">exposed systems-level functionality with C plugins, facilitated persistance with SQLite</text:p>
        </text:list-item>
        <text:list-item>
          <text:p text:style-name="P17">participated in Scrum project management with standups, sprints, demos &amp; retrospectives</text:p>
        </text:list-item>
        <text:list-item>
          <text:p text:style-name="P17">developed against quality control (HP Quality Center) and bug tracking systems (Bugzilla)</text:p>
        </text:list-item>
      </text:list>
      <text:p text:style-name="P3"/>
      <text:p text:style-name="P10">June 2009 - February 2010<text:tab/><text:tab/><text:tab/>Developer, Rehab Studio</text:p>
      <text:p text:style-name="P3"><text:tab/><text:tab/><text:tab/><text:tab/><text:tab/><text:tab/>http://rehabstudio.com/</text:p>
      <text:p text:style-name="P3"/>
      <text:list xml:id="list1551041721" text:style-name="L5">
        <text:list-item>
          <text:p text:style-name="P18">creation and maintenance of Linux/Apache/MySQL/PHP sites using CakePHP and jQuery frameworks, XHTML and CSS</text:p>
        </text:list-item>
        <text:list-item>
          <text:p text:style-name="P18">administration of Redhat Enterprise Linux and Debian servers</text:p>
        </text:list-item>
        <text:list-item>
          <text:p text:style-name="P18">task automation with Bash, Perl and Ruby scripts</text:p>
        </text:list-item>
        <text:list-item>
          <text:p text:style-name="P18">use of Amazon Web Services (AWS) including Elastic Cloud Compute (EC2), Elastic Load Balancing, Elastic Block Store and Simple Storage Service (S3)</text:p>
        </text:list-item>
        <text:list-item>
          <text:p text:style-name="P18">instigated agency-wide use of version control with subversion</text:p>
        </text:list-item>
        <text:list-item>
          <text:p text:style-name="P18">mentored staff on technical issues and best-practices</text:p>
        </text:list-item>
      </text:list>
      <text:p text:style-name="P3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122971680" text:style-name="L6">
        <text:list-item>
          <text:p text:style-name="P19">maintained back catalogue of C#/.Net, Classic ASP and PHP sites</text:p>
        </text:list-item>
        <text:list-item>
          <text:p text:style-name="P19">MS SQL Server 2005 &amp; MySQL databases, XHTML markup and CSS styling</text:p>
        </text:list-item>
        <text:list-item>
          <text:p text:style-name="P19">used the CakePHP framework for greenfield development on a number of projects</text:p>
        </text:list-item>
        <text:list-item>
          <text:p text:style-name="P19">considerable use of Javascript &amp; AJAX techniques, mainly jQuery with some Prototype and MooTools</text:p>
        </text:list-item>
        <text:list-item>
          <text:p text:style-name="P19">instigated use of version control with Subversion</text:p>
        </text:list-item>
        <text:list-item>
          <text:p text:style-name="P19">prompted move towards Linux hosting</text:p>
        </text:list-item>
        <text:list-item>
          <text:p text:style-name="P19">oversaw all technical issues within the agency and mentored 3 junior staff in technical matters</text:p>
          <text:p text:style-name="P19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974515112" text:style-name="L7">
        <text:list-item>
          <text:p text:style-name="P20">provided second level support to various real-time, high volume, mission-critical messaging systems used throughout the enterprise</text:p>
        </text:list-item>
        <text:list-item>
          <text:p text:style-name="P20">acquired working knowledge of many TIBCO applications (TIC, EMS, Rendezvous (RV), RVRD) and proprietary Java web-services</text:p>
        </text:list-item>
        <text:list-item>
          <text:p text:style-name="P20">hardware running Solaris and RedHat Enterprise Linux located in 4 data-centres across London and North America</text:p>
        </text:list-item>
        <text:list-item>
          <text:p text:style-name="P20">centralised job scheduling with Unicenter AutoSys and process monitoring via ITRS NetAgent</text:p>
        </text:list-item>
        <text:list-item>
          <text:p text:style-name="P20">some exposure to Sybase ASE and BEA WebLogic</text:p>
        </text:list-item>
        <text:list-item>
          <text:p text:style-name="P20">played a fundamental role in documenting these largely undocumented systems and processes on a wiki</text:p>
        </text:list-item>
        <text:list-item>
          <text:p text:style-name="P20">out of hours, on-call support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2033953128" text:style-name="L8">
        <text:list-item>
          <text:p text:style-name="P21">replaced the existing paperwork system with a web application which tracks the entire life-cycle of a repair, manages customer details and produces reports</text:p>
        </text:list-item>
        <text:list-item>
          <text:p text:style-name="P21">MySQL database and PHP scripting, building on top of the CakePHP framework</text:p>
        </text:list-item>
        <text:list-item>
          <text:p text:style-name="P21">some Javascript and AJAX via the Prototype library, XHTML markup and CSS styling</text:p>
        </text:list-item>
        <text:list-item>
          <text:p text:style-name="P21">version control with Subversion</text:p>
        </text:list-item>
        <text:list-item>
          <text:p text:style-name="P21">day-to-day work carried out using an Apple MacBook and I've used a Mac since</text:p>
        </text:list-item>
        <text:list-item>
          <text:p text:style-name="P21">researched Objective-C and the Cocoa framework to provide a possible rich desktop client</text:p>
        </text:list-item>
      </text:list>
      <text:p text:style-name="P3"/>
      <text:p text:style-name="P10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1074287116" text:style-name="L9">
        <text:list-item>
          <text:p text:style-name="P22">managed a Windows Server 2003 domain and provided support for Windows 98, 2000 &amp; XP clients</text:p>
        </text:list-item>
        <text:list-item>
          <text:p text:style-name="P22">acquired working knowledge of Active Directory and Exchange Server 2003 with some exposure to Veritas backup solutions</text:p>
        </text:list-item>
        <text:list-item>
          <text:p text:style-name="P22">maintained agency website which was developed with ASP/VBScript and SQL Server 2000</text:p>
        </text:list-item>
        <text:list-item>
          <text:p text:style-name="P22">added additional features and fixed problems with an associated site developed with VisualBasic/.Net and MS SQL Server 2003</text:p>
        </text:list-item>
        <text:list-item>
          <text:p text:style-name="P22">contributed code to an in-house application used to administer grants in the Community Volunteering Scheme</text:p>
        </text:list-item>
        <text:list-item>
          <text:p text:style-name="P22">managed the deployment of new desktop systems using the Microsoft Sysprep tools and Symantec Ghost client &amp; GhostCast server</text:p>
        </text:list-item>
        <text:list-item>
          <text:p text:style-name="P22">developed a Windows desktop application to manage the agency's list of internal extension and direct dial numbers using C#/.Net and SQL Server 2005</text:p>
        </text:list-item>
        <text:list-item>
          <text:p text:style-name="P22">replaced inadequate router with Linux-based solution constructed from disused equipment</text:p>
        </text:list-item>
        <text:list-item>
          <text:p text:style-name="P22">extended agency network by laying additional CAT5e cabling</text:p>
        </text:list-item>
      </text:list>
      <text:p text:style-name="P4"/>
      <text:p text:style-name="P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  <text:p text:style-name="P3"/>
      <text:p text:style-name="P4">Hobbies &amp; Interests</text:p>
      <text:p text:style-name="P3"/>
      <text:p text:style-name="P3">I enjoy lifting weights, hill walking, investing and reading biographies.</text:p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301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meta:creation-date>2010-02-23T11:47:42</meta:creation-date>
    <dc:date>2013-01-17T11:07:35</dc:date>
    <dc:language>en-GB</dc:language>
    <meta:editing-cycles>74</meta:editing-cycles>
    <meta:editing-duration>PT02H29M08S</meta:editing-duration>
    <meta:document-statistic meta:table-count="0" meta:image-count="0" meta:object-count="0" meta:page-count="3" meta:paragraph-count="98" meta:word-count="907" meta:character-count="6278"/>
    <meta:user-defined meta:name="Info 1"/>
    <meta:user-defined meta:name="Info 2"/>
    <meta:user-defined meta:name="Info 3"/>
    <meta:user-defined meta:name="Info 4"/>
  </office:meta>
</office:document-meta>
</file>